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2">
            <text:p>22</text:p>
          </table:table-cell>
          <table:table-cell table:formula="oooc:=[.K5]/[.K10]" office:value-type="percentage" office:value="0.154929577464789">
            <text:p>15,5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5">
            <text:p>15</text:p>
          </table:table-cell>
          <table:table-cell table:style-name="ce15" table:formula="oooc:=[.K6]/[.K10]" office:value-type="percentage" office:value="0.105633802816901">
            <text:p>10,6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84">
            <text:p>84</text:p>
          </table:table-cell>
          <table:table-cell table:style-name="ce15" table:formula="oooc:=([.K7]/[.K10])" office:value-type="percentage" office:value="0.591549295774648">
            <text:p>59,2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1">11/02/2007</text:date>, <text:time>12.32.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11T12:32:44</dc:date>
    <dc:language>it-IT</dc:language>
    <meta:editing-cycles>106</meta:editing-cycles>
    <meta:editing-duration>P3DT2H36M50S</meta:editing-duration>
    <meta:user-defined meta:name="Info 1"/>
    <meta:user-defined meta:name="Info 2"/>
    <meta:user-defined meta:name="Info 3"/>
    <meta:user-defined meta:name="Info 4"/>
    <meta:document-statistic meta:table-count="3" meta:cell-count="786"/>
  </office:meta>
</office:document-meta>
</file>